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Arial" fo:font-size="9pt" style:font-size-asian="9pt" style:font-size-complex="9pt"/>
    </style:style>
    <style:style style:name="P2" style:family="paragraph" style:parent-style-name="Standard">
      <style:text-properties style:font-name="Optima"/>
    </style:style>
    <style:style style:name="P3" style:family="paragraph" style:parent-style-name="Standard">
      <style:text-properties style:font-name="Optima" fo:font-size="14pt" style:font-size-asian="14pt" style:font-size-complex="14pt"/>
    </style:style>
    <style:style style:name="P4" style:family="paragraph" style:parent-style-name="Standard">
      <style:text-properties style:font-name="Optima" fo:font-size="10pt" style:font-size-asian="10pt" style:font-size-complex="10pt"/>
    </style:style>
    <style:style style:name="P5" style:family="paragraph" style:parent-style-name="Standard">
      <style:text-properties style:font-name="Optima"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text-properties style:font-name="Optima"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enAgile<text:span text:style-name="T2">TM</text:span> Learning System<text:span text:style-name="T2">TM</text:span></text:p>
      <text:p text:style-name="P3">Key Metrics Assessment – Assessor's Guide</text:p>
      <text:p text:style-name="P2"/>
      <text:p text:style-name="P4">This assessment tool helps you understand what kind of measurement takes place in your organization and how those measurements are communicated to people in the organization. <text:s/>This assessment looks at Return on Investment, Cycle Time and Customer Satisfaction specifically, and allows room to look at other strategic measures that may be in use. <text:s/>Understanding your key metrics and how they are used will help you as your organization implements OpenAgile. <text:s/>As a learning system, OpenAgile depends on the information that teams and the organization have at hand. <text:s/>Your key metrics provide a great deal of important information and becoming aware of them will assist in the learning process.</text:p>
      <text:p text:style-name="P4"/>
      <text:p text:style-name="P4">The OpenAgile Key Metrics Assessment tool is designed to be filled out by multiple individuals working alone throughout a cross-section of your organization. <text:s/>Staff, middle-management, executives, people in various departments and people of varying degrees of seniority should all be given a chance to participate in this assessment in order to generate the broadest possible understanding of your corporate culture.</text:p>
      <text:p text:style-name="P4"/>
      <text:p text:style-name="P4">Each individual is given an electronic copy of the OpenAgile Key Metrics Assessment – Individual Questionnaire. <text:s/>As an assessor, your instructions should be as brief as possible. <text:s/>Simply explain the mechanics of filling out the assessment and how the completed assessment should be returned to you. <text:s/>You may also need to explain at a basic level the concepts of Return on Investment, Cycle Time and Customer Satisfaction. <text:s/>Other than that, refrain from explaining or commenting on the meaning of the questions in the questionnaire.</text:p>
      <text:p text:style-name="P4"/>
      <text:p text:style-name="P4">It is recommended that you place both an effort and calendar time limit on filling out the questionnaires. <text:s/>Since it is composed of a number of sometimes challenging questions, it could take as long as two hours of effort to complete. <text:s/>The collection cut-off date should be clearly communicated both when the assessment is distributed as well as regular reminders up to the “last moment”.</text:p>
      <text:p text:style-name="P4"/>
      <text:p text:style-name="P4">These questionnaires are deliberately not anonymous. <text:s/>Although this has the risk of skewing the answers, the value of being able to follow-up and ask clarifying questions is considered to out-weigh this risk. <text:s/>In order to disambiguate people and their responses, you may ask people to fill in an ID or sequence number in the Tracking section of the questionnaire.</text:p>
      <text:p text:style-name="P5"/>
      <text:p text:style-name="P5">The OpenAgile Key Metrics Assessment should be run at regular intervals with a large sample size at least yearly, and a smaller sample size at least quarter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9pt" style:font-size-asian="9pt" style:font-size-complex="9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Copyright Berteig Consulting Inc. – All Rights Reserved<text:tab/><text:tab/>+1 905 868 9995 <text:s/>sales@berteigconsulting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7T16:23:46</meta:creation-date>
    <dc:date>2009-02-20T06:34:16</dc:date>
    <meta:editing-duration>PT02H16M36S</meta:editing-duration>
    <meta:editing-cycles>9</meta:editing-cycles>
    <meta:generator>OpenOffice.org/3.0$Unix OpenOffice.org_project/300m15$Build-9379</meta:generator>
    <meta:document-statistic meta:table-count="0" meta:image-count="0" meta:object-count="0" meta:page-count="1" meta:paragraph-count="9" meta:word-count="426" meta:character-count="2718"/>
    <meta:user-defined meta:name="Info 1"/>
    <meta:user-defined meta:name="Info 2"/>
    <meta:user-defined meta:name="Info 3"/>
    <meta:user-defined meta:name="Info 4"/>
  </office:meta>
</office:document-meta>
</file>